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Segoe UI', Helvetica, Arial, 'Lucida Grande',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margin-left="0in" fo:margin-right="0in" fo:widows="1" fo:text-indent="0in" style:auto-text-indent="false"/>
    </style:style>
    <style:style style:name="P4" style:family="paragraph" style:parent-style-name="Standard">
      <style:paragraph-properties fo:margin-left="0in" fo:margin-right="0in" fo:widows="1" fo:text-indent="0in" style:auto-text-indent="false"/>
      <style:text-properties fo:font-variant="normal" fo:text-transform="none" fo:color="#000000" style:font-name="Helvetica Neue" fo:font-size="9.75pt" fo:letter-spacing="normal" fo:font-style="normal" fo:font-weight="normal"/>
    </style:style>
    <style:style style:name="T1" style:family="text">
      <style:text-properties fo:font-variant="normal" fo:text-transform="none" fo:color="#000000" style:font-name="Helvetica Neue" fo:font-size="9.75pt" fo:letter-spacing="normal" fo:font-style="normal" fo:font-weight="bold"/>
    </style:style>
    <style:style style:name="T2" style:family="text">
      <style:text-properties fo:font-variant="normal" fo:text-transform="none" fo:color="#000000" style:font-name="Helvetica Neue" fo:font-size="9.75pt" fo:letter-spacing="normal" fo:font-style="normal" fo:font-weight="normal"/>
    </style:style>
    <style:style style:name="T3" style:family="text">
      <style:text-properties fo:font-variant="normal" fo:text-transform="none" fo:color="#000000" style:font-name="Helvetica Neue" fo:font-size="9.75pt" fo:letter-spacing="normal" fo:font-style="italic" fo:font-weight="normal"/>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yui_3_16_0_1_1436371667427_2284"/><text:span text:style-name="Strong_20_Emphasis"><text:span text:style-name="T1">Amadeo Scene</text:span></text:span></text:p>
      <text:section text:style-name="Sect1" text:name="yui_3_16_0_1_1436371667427_2280">
        <text:p text:style-name="P4"><text:line-break/></text:p>
      </text:section>
      <text:section text:style-name="Sect1" text:name="yui_3_16_0_1_1436371667427_2262">
        <text:p text:style-name="P4">Before leaving, I ask "What is the Order of Illumination? We've done some mercenary work for you, but I haven't yet gotten a sense of who you are . . . what was the Order founded for, and do you continue to carry out that mission today, or have the Order's goals changed over time? Additionally, aside from adventures such as the one we just went on, what responsibilities would membership entail?"</text:p>
      </text:section>
      <text:section text:style-name="Sect1" text:name="yui_3_16_0_1_1436371667427_2279">
        <text:p text:style-name="P4"><text:line-break/></text:p>
      </text:section>
      <text:section text:style-name="Sect1" text:name="yui_3_16_0_1_1436371667427_2278">
        <text:p text:style-name="P3"><text:span text:style-name="Strong_20_Emphasis"><text:span text:style-name="T1">Bar Scene</text:span></text:span></text:p>
      </text:section>
      <text:section text:style-name="Sect1" text:name="yui_3_16_0_1_1436371667427_2277">
        <text:p text:style-name="P4"><text:line-break/></text:p>
      </text:section>
      <text:section text:style-name="Sect1" text:name="yui_3_16_0_1_1436371667427_2276">
        <text:p text:style-name="P4">(Meta-question: who is Phala? Was he one of the bandits who got turned into a demon-monk in the Farad abbey?)</text:p>
      </text:section>
      <text:section text:style-name="Sect1" text:name="yui_3_16_0_1_1436371667427_2275">
        <text:p text:style-name="P4"><text:line-break/></text:p>
      </text:section>
      <text:section text:style-name="Sect1" text:name="yui_3_16_0_1_1436371667427_2274">
        <text:p text:style-name="P3"><text:span text:style-name="T2">After I get my food, I go sit down accross from Eomar and ask how in world she manages to read or even </text:span><text:span text:style-name="Emphasis"><text:span text:style-name="T3">think</text:span></text:span><text:span text:style-name="T2"> in this din.</text:span></text:p>
      </text:section>
      <text:section text:style-name="Sect1" text:name="yui_3_16_0_1_1436371667427_2273">
        <text:p text:style-name="P4">(Meta-guess: either a localized "silence" spell or a super-high concentration score. Georg doesn't know anything about magic, though.)</text:p>
      </text:section>
      <text:section text:style-name="Sect1" text:name="yui_3_16_0_1_1436371667427_2272">
        <text:p text:style-name="P4"><text:line-break/></text:p>
      </text:section>
      <text:section text:style-name="Sect1" text:name="yui_3_16_0_1_1436371667427_2271">
        <text:p text:style-name="P3"><text:span text:style-name="Strong_20_Emphasis"><text:span text:style-name="T1">Blacksmith Scene</text:span></text:span></text:p>
      </text:section>
      <text:section text:style-name="Sect1" text:name="yui_3_16_0_1_1436371667427_2270">
        <text:p text:style-name="P4"><text:line-break/></text:p>
      </text:section>
      <text:section text:style-name="Sect1" text:name="yui_3_16_0_1_1436371667427_2267">
        <text:p text:style-name="P4">I smile in return and say, "No, no, I am in need of a shield -- something nice and heavy. Nothing fancy. However . . ." I gesture over to Ordolph. "How much would it cost to make the front face glow brightly on command? I'd be willing to pay a few extra gold pieces, but not more."</text:p>
      </text:section>
      <text:section text:style-name="Sect1" text:name="yui_3_16_0_1_1436371667427_2291">
        <text:p text:style-name="P4"><text:line-break/></text:p>
      </text:section>
      <text:section text:style-name="Sect1" text:name="yui_3_16_0_1_1436371667427_2292">
        <text:p text:style-name="P4">I also take a look around to admire the pieces that Haarold has on display.</text:p>
      </text:section>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Also, added lore that I am going to include to add a bit of depth. I am reading the Game of Thrones series, and getting lots of idears from it. There will probably be more additions later.--- Most warriors or fighters or adventurerers tend to name their primary weapons if they are finely made (masterwork or better), ie: Wurmstooth, Lionsbane, Longclaw... <text:s text:c="2"/>Amadeo's sword is named Valiant.</text:p>
      <text:p text:style-name="Standard"/>
      <text:p text:style-name="Standard">Another meta-note. Although it probably won't come up, when dealing with magical weapons and armor, the +1 - +5 bonus that is normally considered “magical enhancement” is now going to be “non-magical crafting skill.” Basically, a non-magical weapon can have a +1 - +5 bonus. This means that weapons with only these bonuses do not overcome magical damage reduction. In short, a super finely made weapon could have a bonus. </text:p>
      <text:p text:style-name="Standard"/>
      <text:p text:style-name="P1">Amadeo Scene</text:p>
      <text:p text:style-name="P1"/>
      <text:p text:style-name="P2"><text:tab/>“Fire and Light. We of the Order hold these words close to heart, like the words of a noble house (Most noble houses have maxims, or a few words like this). <text:s/>We seek out evil wherever it may hide, and destroy it. The Order has two main branches-- the first works to ferret out evil, to locate it so it may be purged. This is the job of the Shadowbane Stalkers, and their like. The second branch confronts those evils directly, and it is the job of the Vanguard Knights, Shadowbane Inquisitors, and others to take up sword and shield to take the fight to the evil creatures,” said Amadeo, leaning foreword and clasping his hands beneath his chin.</text:p>
      <text:p text:style-name="P2"><text:tab/>“When the Order was founded, it was held by strict policy and the honor of it's members, however it has lessened in stringency. Now many of our members work in guilds and with other adventurers, like yourself, to take the fight to evil as it comes. The Order still holds to it's goal of rooting out evil, yes. Most of our higher ranked comrades are knights of noble houses, and it is rare for someone not of noble birth to become a knight... However, I would take you both as Knights of my house. In being a knight, you would be held to act with honor, however,” he says while smiling, “honor can be a flexible thing.” </text:p>
      <text:p text:style-name="P2"><text:tab/>“As my knights, you would be honor-bound to follow my commands as your lord, and would, on occasion, accompany me to court. You will be recognized and anointed knights as well as Vanguards of the Order. However, for the most part, I will send you on missions only on occasion, as our Stalkers bring information to us. You can still continue as part of the guild. You would be allowed permanent stay at The Pyre, my castle at the mouth of the Riverrun to the north and west. Also, you would learn how to ride a horse, as a horseless knight would be the jest of court,” laughed Amadeo.</text:p>
      <text:p text:style-name="P2"/>
      <text:p text:style-name="P1">Bar Scene</text:p>
      <text:p text:style-name="P1"/>
      <text:p text:style-name="P2">(Meta-answer: Phala is indeed one of the three bandits you saved, who was indeed put under some sort of ritual by the demon-monks;however it seems to have had no lasting effect on him or the other two.)</text:p>
      <text:p text:style-name="P2"/>
      <text:p text:style-name="P2">As you sit down across from Eomar, the world goes quiet. Eomar looks up, surprised, and seems to say something. She then remembers that she cast a silencing spell, and then quickly restores the sound in the area. She pushes her glasses up the bridge of her nose and quickly says, “Sorry about that, I can't get in even the slightest bit of studying with all this noise. I find that magic lets me concentrate.”</text:p>
      <text:p text:style-name="P2"><text:tab/>You continue to chat as you eat your meal, slightly mesmerized by the glowing symbols floating in circles through the air. (Meta-answer: correct.)</text:p>
      <text:p text:style-name="P2"/>
      <text:p text:style-name="P2"/>
      <text:p text:style-name="P2"/>
      <text:p text:style-name="P2"/>
      <text:p text:style-name="P1"><text:soft-page-break/>Blacksmith Scene</text:p>
      <text:p text:style-name="P1"/>
      <text:p text:style-name="P2">Ordolph leads you to a chair to discuss the shield. “Shine on command, eh... well, there are a few options for that. One enchantment allows it to glow as a torch on command, and shine as brightly as the midday sun for a short time at will once per day (MN (Meta-note) – This is the 'Radiant' ability in Ultimate Equipment book (pathfinder)) <text:s/>That one will cost you a little more than a pretty penny... We usually charge an additional 7,500 gold pieces for such an armament. I have an enchantment that will let the shield shine so brightly a few times per day that your foes will be blinded, as helpless as a bat. That one is cheaper, only an additional 100 platinum pieces.”</text:p>
      <text:p text:style-name="P2"><text:tab/>“And if ya' want your shield to be made especially fine with that, it'll cost another 100 platinum, or 400 platinum if you want some of my finest personal work. (MN: This is talking about +1 and +2 bonuses, applied to the AC bonus of the shield),” rumbled Haarold. “If you have anything to sell, we might cut you a deal on this shield, depending on what merchandise you have for us. We here are eager to take in exotic ware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Segoe UI', Helvetica, Arial, 'Lucida Grande',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olan Roth</meta:initial-creator>
    <meta:creation-date>2015-07-08T11:09:18.67</meta:creation-date>
    <dc:date>2015-07-08T12:58:43.79</dc:date>
    <dc:creator>Nolan Roth</dc:creator>
    <meta:editing-duration>PT33M20S</meta:editing-duration>
    <meta:editing-cycles>2</meta:editing-cycles>
    <meta:generator>OpenOffice/4.1.1$Win32 OpenOffice.org_project/411m6$Build-9775</meta:generator>
    <meta:document-statistic meta:table-count="0" meta:image-count="0" meta:object-count="0" meta:page-count="3" meta:paragraph-count="29" meta:word-count="1044" meta:character-count="5721"/>
  </office:meta>
</office:document-meta>
</file>